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41cm"/>
    </style:style>
    <style:style style:name="co2" style:family="table-column">
      <style:table-column-properties fo:break-before="auto" style:column-width="2.272cm"/>
    </style:style>
    <style:style style:name="co3" style:family="table-column">
      <style:table-column-properties fo:break-before="auto" style:column-width="4.62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orrect_answer</text:p>
          </table:table-cell>
          <table:table-cell office:value-type="string" calcext:value-type="string">
            <text:p>difficult_level</text:p>
          </table:table-cell>
          <table:table-cell office:value-type="string" calcext:value-type="string">
            <text:p>wrong_answer</text:p>
          </table:table-cell>
          <table:table-cell office:value-type="string" calcext:value-type="string">
            <text:p>img1</text:p>
          </table:table-cell>
          <table:table-cell office:value-type="string" calcext:value-type="string">
            <text:p>img2</text:p>
          </table:table-cell>
        </table:table-row>
        <table:table-row table:style-name="ro1">
          <table:table-cell office:value-type="string" calcext:value-type="string">
            <text:p>Obo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upload.wikimedia.org/wikipedia/commons/4/4f/Oboe_modern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omb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strumentimusicaliamadeus.com/wp-content/uploads/Tromba-BACH-in-SIb-TR-501-Student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larinett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upload.wikimedia.org/wikipedia/commons/thumb/2/2c/Clarinet_Bb.JPG/211px-Clarinet_Bb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ombon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upload.wikimedia.org/wikipedia/commons/a/a3/Trombone_CG_Bach42AG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rn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upload.wikimedia.org/wikipedia/commons/1/11/French_horn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auto Travers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upload.wikimedia.org/wikipedia/commons/thumb/4/4c/Flickr_-_The_U.S._Army_-_34th_Red_Bull_Infantry_Division_Band.jpg/640px-Flickr_-_The_U.S._Army_-_34th_Red_Bull_Infantry_Division_Band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abbass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upload.wikimedia.org/wikipedia/commons/thumb/d/d3/AGK_bass1_full.jpg/426px-AGK_bass1_full.jp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oloncell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upload.wikimedia.org/wikipedia/commons/5/5f/Cello_front_side.p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io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upload.wikimedia.org/wikipedia/commons/thumb/c/cd/Bratsche.jpg/305px-Bratsche.jpg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2">00/00/0000</text:date>, <text:time style:data-style-name="N2" text:time-value="14:53:21.411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2T14:53:41.330000000</dc:date>
    <meta:generator>LibreOffice/4.2.1.1$Windows_x86 LibreOffice_project/d7dbbd7842e6a58b0f521599204e827654e1fb8b</meta:generator>
    <meta:editing-duration>PT24M51S</meta:editing-duration>
    <meta:editing-cycles>30</meta:editing-cycles>
    <meta:document-statistic meta:table-count="1" meta:cell-count="41" meta:object-count="0"/>
  </office:meta>
</office:document-meta>
</file>